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함초롬바탕" svg:font-family="함초롬바탕"/>
  </office:font-face-decls>
  <office:automatic-styles>
    <style:style style:family="paragraph" style:name="P1" style:parent-style-name="0">
      <style:paragraph-properties style:snap-to-layout-grid="false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500cm" fo:margin-left="3.000cm" fo:margin-right="3.000cm" fo:margin-top="2.000cm" fo:page-height="29.700cm" fo:page-width="21.000cm" style:print-orientation="portrait"/>
      <style:header-style>
        <style:header-footer-properties fo:margin-bottom="0cm" fo:margin-left="0cm" fo:margin-right="0cm" fo:margin-top="0cm" fo:min-height="1.500cm"/>
      </style:header-style>
      <style:footer-style>
        <style:header-footer-properties fo:margin-bottom="0cm" fo:margin-left="0cm" fo:margin-right="0cm" fo:margin-top="0cm" fo:min-height="1.5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0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함초롬바탕" style:font-name-asian="함초롬바탕" style:font-size-asian="10.0pt"/>
    </style:style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8, 5, 6, 1130</meta:generator>
    <meta:creation-date>2011년 12월 28일 수요일 오후 11:29:17</meta:creation-date>
    <dc:title/>
    <dc:creator>cogniti</dc:creator>
    <dc:date>2011년 12월 28일 수요일 오후 11:29:48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